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sans-serif"/>
    <style:font-face style:name="Lohit Devanagari1" svg:font-family="'Lohit Devanagari'"/>
    <style:font-face style:name="Open Sans" svg:font-family="'Open Sans', sans-serif"/>
    <style:font-face style:name="montserrat" svg:font-family="montserrat, 'helvetica neue', sans-serif"/>
    <style:font-face style:name="Times" svg:font-family="Times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1ae9" officeooo:paragraph-rsid="00141ae9"/>
    </style:style>
    <style:style style:name="P2" style:family="paragraph" style:parent-style-name="Standard">
      <style:text-properties officeooo:rsid="00141ae9" officeooo:paragraph-rsid="0016309d"/>
    </style:style>
    <style:style style:name="P3" style:family="paragraph" style:parent-style-name="Standard">
      <style:text-properties officeooo:paragraph-rsid="00141ae9"/>
    </style:style>
    <style:style style:name="P4" style:family="paragraph" style:parent-style-name="Standard">
      <style:text-properties officeooo:rsid="0016632f" officeooo:paragraph-rsid="0016632f"/>
    </style:style>
    <style:style style:name="P5" style:family="paragraph" style:parent-style-name="Standard">
      <style:text-properties fo:font-weight="bold" officeooo:rsid="00141ae9" officeooo:paragraph-rsid="00141ae9" style:font-weight-asian="bold" style:font-weight-complex="bold"/>
    </style:style>
    <style:style style:name="P6" style:family="paragraph" style:parent-style-name="Standard">
      <style:text-properties fo:font-weight="bold" officeooo:rsid="0016632f" officeooo:paragraph-rsid="0016632f" style:font-weight-asian="bold" style:font-weight-complex="bold"/>
    </style:style>
    <style:style style:name="P7" style:family="paragraph" style:parent-style-name="Standard">
      <style:text-properties fo:font-weight="bold" officeooo:rsid="001a40c8" officeooo:paragraph-rsid="001a40c8" style:font-weight-asian="bold" style:font-weight-complex="bold"/>
    </style:style>
    <style:style style:name="P8" style:family="paragraph" style:parent-style-name="Standard">
      <style:text-properties fo:font-weight="bold" officeooo:rsid="001a40c8" officeooo:paragraph-rsid="001f6ef7" style:font-weight-asian="bold" style:font-weight-complex="bold"/>
    </style:style>
    <style:style style:name="P9" style:family="paragraph" style:parent-style-name="Standard">
      <style:text-properties fo:font-weight="bold" officeooo:rsid="001bc1cd" officeooo:paragraph-rsid="001bc1cd" style:font-weight-asian="bold" style:font-weight-complex="bold"/>
    </style:style>
    <style:style style:name="P10" style:family="paragraph" style:parent-style-name="Standard">
      <style:text-properties fo:font-weight="bold" officeooo:rsid="001c3f6b" officeooo:paragraph-rsid="001c3f6b" style:font-weight-asian="bold" style:font-weight-complex="bold"/>
    </style:style>
    <style:style style:name="P11" style:family="paragraph" style:parent-style-name="Standard">
      <style:text-properties fo:font-weight="bold" officeooo:rsid="001c3f6b" officeooo:paragraph-rsid="0026688a" style:font-weight-asian="bold" style:font-weight-complex="bold"/>
    </style:style>
    <style:style style:name="P12" style:family="paragraph" style:parent-style-name="Standard">
      <style:text-properties fo:font-weight="bold" officeooo:rsid="0000f9ae" officeooo:paragraph-rsid="001c3f6b" style:font-weight-asian="bold" style:font-weight-complex="bold"/>
    </style:style>
    <style:style style:name="P13" style:family="paragraph" style:parent-style-name="Standard">
      <style:text-properties fo:font-weight="bold" officeooo:paragraph-rsid="001c3f6b" style:font-weight-asian="bold" style:font-weight-complex="bold"/>
    </style:style>
    <style:style style:name="P14" style:family="paragraph" style:parent-style-name="Standard">
      <style:text-properties officeooo:rsid="0000f9ae" officeooo:paragraph-rsid="001c3f6b"/>
    </style:style>
    <style:style style:name="P15" style:family="paragraph" style:parent-style-name="Standard">
      <style:text-properties officeooo:rsid="0000f9ae" officeooo:paragraph-rsid="001f6ef7"/>
    </style:style>
    <style:style style:name="P16" style:family="paragraph" style:parent-style-name="Standard">
      <style:text-properties officeooo:paragraph-rsid="001c3f6b"/>
    </style:style>
    <style:style style:name="P17" style:family="paragraph" style:parent-style-name="Standard">
      <style:text-properties fo:font-weight="normal" officeooo:rsid="001f6ef7" officeooo:paragraph-rsid="001c3f6b" style:font-weight-asian="normal" style:font-weight-complex="normal"/>
    </style:style>
    <style:style style:name="P18" style:family="paragraph" style:parent-style-name="Standard">
      <style:text-properties fo:font-weight="normal" officeooo:paragraph-rsid="00141ae9" style:font-weight-asian="normal" style:font-weight-complex="normal"/>
    </style:style>
    <style:style style:name="P19" style:family="paragraph" style:parent-style-name="Standard">
      <style:text-properties fo:font-weight="normal" officeooo:paragraph-rsid="00339819" style:font-weight-asian="normal" style:font-weight-complex="normal"/>
    </style:style>
    <style:style style:name="P20" style:family="paragraph" style:parent-style-name="Standard">
      <style:text-properties officeooo:rsid="00313eee" officeooo:paragraph-rsid="00313eee"/>
    </style:style>
    <style:style style:name="P21" style:family="paragraph" style:parent-style-name="Standard">
      <style:text-properties officeooo:rsid="0033e197" officeooo:paragraph-rsid="0033e197"/>
    </style:style>
    <style:style style:name="P22" style:family="paragraph" style:parent-style-name="Standard">
      <style:text-properties officeooo:paragraph-rsid="00343f3e"/>
    </style:style>
    <style:style style:name="P23" style:family="paragraph" style:parent-style-name="Standard">
      <style:text-properties officeooo:paragraph-rsid="0035d088"/>
    </style:style>
    <style:style style:name="P24" style:family="paragraph" style:parent-style-name="Standard">
      <style:text-properties fo:font-variant="normal" fo:text-transform="none" fo:color="#222222" style:font-name="Open Sans" fo:font-size="10.5pt" fo:letter-spacing="normal" fo:font-style="normal" fo:font-weight="normal" officeooo:paragraph-rsid="00339819" style:font-weight-asian="normal" style:font-weight-complex="normal"/>
    </style:style>
    <style:style style:name="P25" style:family="paragraph" style:parent-style-name="Standard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22222" style:font-name="Open Sans" fo:font-size="10.5pt" fo:letter-spacing="normal" fo:font-style="normal" fo:font-weight="bold" officeooo:rsid="001c3f6b" officeooo:paragraph-rsid="0026688a" style:font-weight-asian="bold" style:font-weight-complex="bold"/>
    </style:style>
    <style:style style:name="P26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22222" style:font-name="Open Sans" fo:font-size="10.5pt" fo:letter-spacing="normal" fo:font-style="normal" fo:font-weight="normal"/>
    </style:style>
    <style:style style:name="P27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22222" style:font-name="Open Sans" fo:font-size="10.5pt" fo:letter-spacing="normal" fo:font-style="normal" fo:font-weight="normal" style:font-weight-asian="normal" style:font-weight-complex="normal"/>
    </style:style>
    <style:style style:name="P28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22222" fo:letter-spacing="normal"/>
    </style:style>
    <style:style style:name="P29" style:family="paragraph" style:parent-style-name="Text_20_body">
      <style:text-properties fo:font-variant="normal" fo:text-transform="none" fo:color="#222222" style:font-name="Open Sans" fo:font-size="10.5pt" fo:letter-spacing="normal" fo:font-style="normal" fo:font-weight="normal" officeooo:rsid="001c3f6b" officeooo:paragraph-rsid="001c3f6b" style:font-weight-asian="bold" style:font-weight-complex="bold"/>
    </style:style>
    <style:style style:name="P30" style:family="paragraph" style:parent-style-name="Standard">
      <style:text-properties officeooo:paragraph-rsid="0035d088"/>
    </style:style>
    <style:style style:name="P31" style:family="paragraph" style:parent-style-name="Standard">
      <style:text-properties officeooo:paragraph-rsid="00141ae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309d" style:font-weight-asian="bold" style:font-weight-complex="bold"/>
    </style:style>
    <style:style style:name="T3" style:family="text">
      <style:text-properties fo:font-weight="bold" officeooo:rsid="0017c6b5" style:font-weight-asian="bold" style:font-weight-complex="bold"/>
    </style:style>
    <style:style style:name="T4" style:family="text">
      <style:text-properties fo:font-weight="bold" officeooo:rsid="0018f021" style:font-weight-asian="bold" style:font-weight-complex="bold"/>
    </style:style>
    <style:style style:name="T5" style:family="text">
      <style:text-properties fo:font-weight="bold" officeooo:rsid="0025e478" style:font-weight-asian="bold" style:font-weight-complex="bold"/>
    </style:style>
    <style:style style:name="T6" style:family="text">
      <style:text-properties fo:font-weight="bold" officeooo:rsid="003d72f8" style:font-weight-asian="bold" style:font-weight-complex="bold"/>
    </style:style>
    <style:style style:name="T7" style:family="text">
      <style:text-properties officeooo:rsid="0016309d"/>
    </style:style>
    <style:style style:name="T8" style:family="text">
      <style:text-properties fo:font-variant="normal" fo:text-transform="none" fo:color="#1c1c1c" style:font-name="Open Sans" fo:font-size="12pt" fo:letter-spacing="normal" fo:font-style="normal"/>
    </style:style>
    <style:style style:name="T9" style:family="text">
      <style:text-properties fo:font-variant="normal" fo:text-transform="none" fo:color="#222222" style:font-name="Open Sans" fo:font-size="10.5pt" fo:letter-spacing="normal" fo:font-style="normal"/>
    </style:style>
    <style:style style:name="T10" style:family="text">
      <style:text-properties officeooo:rsid="001c3f6b"/>
    </style:style>
    <style:style style:name="T11" style:family="text">
      <style:text-properties officeooo:rsid="00204332"/>
    </style:style>
    <style:style style:name="T12" style:family="text">
      <style:text-properties fo:color="#333333" style:font-name="Times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212529" style:font-name="montserrat" fo:font-weight="bold" style:font-weight-asian="bold" style:font-weight-complex="bold"/>
    </style:style>
    <style:style style:name="T14" style:family="text">
      <style:text-properties fo:color="#212529" style:font-name="montserrat" fo:font-weight="bold" officeooo:rsid="0025c950" style:font-weight-asian="bold" style:font-weight-complex="bold"/>
    </style:style>
    <style:style style:name="T15" style:family="text">
      <style:text-properties officeooo:rsid="0026688a"/>
    </style:style>
    <style:style style:name="T16" style:family="text">
      <style:text-properties officeooo:rsid="0027cebe"/>
    </style:style>
    <style:style style:name="T17" style:family="text">
      <style:text-properties fo:color="#444444" style:font-name="Lato" fo:font-style="normal" fo:font-weight="bold" officeooo:rsid="0027cebe" style:font-weight-asian="bold" style:font-weight-complex="bold"/>
    </style:style>
    <style:style style:name="T18" style:family="text">
      <style:text-properties style:font-name="Open Sans" fo:font-size="10.5pt" fo:font-style="normal" fo:font-weight="normal"/>
    </style:style>
    <style:style style:name="T19" style:family="text">
      <style:text-properties style:font-name="Open Sans" fo:font-size="10.5pt" fo:font-style="normal" fo:font-weight="bold" officeooo:rsid="0027cebe" style:font-weight-asian="bold" style:font-weight-complex="bold"/>
    </style:style>
    <style:style style:name="T20" style:family="text">
      <style:text-properties officeooo:rsid="00377b56"/>
    </style:style>
    <style:style style:name="T21" style:family="text">
      <style:text-properties officeooo:rsid="003d72f8"/>
    </style:style>
    <style:style style:name="T2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0">SELECTED <text:span text:style-name="T20">PROBLEM STATEMENT</text:span></text:p>
      <text:p text:style-name="P3">An lightweight agent (program written in C) needs to be developed to run on Linux machines that can collect</text:p>
      <text:p text:style-name="P3"/>
      <text:p text:style-name="P3">(1) health (S.M.A.R.T) data for hard disks (apt-get install libatasmart-dev)</text:p>
      <text:p text:style-name="P3"/>
      <text:p text:style-name="P3">(2) status and configuration of network links (identified by the MAC addresses)</text:p>
      <text:p text:style-name="P3"/>
      <text:p text:style-name="P3">(3) network usage</text:p>
      <text:p text:style-name="P3"/>
      <text:p text:style-name="P3">(4) CPU usage</text:p>
      <text:p text:style-name="P3"/>
      <text:p text:style-name="P3">(5) RAM usage (also ID number of the RAM chips - see apt-get install dmidecode)</text:p>
      <text:p text:style-name="P3"/>
      <text:p text:style-name="P3">(6) disk activity on each disk (identified by the disks serial numbers)</text:p>
      <text:p text:style-name="P3"/>
      <text:p text:style-name="P3">(7) temperature (apt-get install libsensors4-dev) at regular intervals</text:p>
      <text:p text:style-name="P3"/>
      <text:p text:style-name="P3">(8) upload it to a centralized collection system via an MQTT message broker (apt-get install libmosquitto-dev mosquitto | Eclipse Paho).</text:p>
      <text:p text:style-name="P3"/>
      <text:p text:style-name="P3">Additional Requirements<text:tab/></text:p>
      <text:p text:style-name="P19">Data is to be sent in JSON format (apt-get install libjson-c-dev <text:span text:style-name="T9">libjson-c-doc)</text:span></text:p>
      <text:p text:style-name="P24"><text:line-break/>Each agent instance needs to use the serial number of the CPU as its identification number.<text:line-break/>The centralized system will identify each instance of the agent based on the identification number.<text:line-break/>Each agent is expected to generate its own pair of public and private keys and submit a certificate signing request to the centralized collection system.<text:line-break/>The centralized system will respond back with a signed certificate that must be used for subsequent authentication.</text:p>
      <text:p text:style-name="P27">Code can be in Java/C.</text:p>
      <text:p text:style-name="P18"/>
      <text:p text:style-name="P3"/>
      <text:p text:style-name="P3"/>
      <text:p text:style-name="P3"/>
      <text:p text:style-name="P3"/>
      <text:p text:style-name="P3"><text:s/>Design documents and C/Java code</text:p>
      <text:p text:style-name="P3">Known Bottlenecks / critical areas / Key factors to be addressed<text:tab/>Writing a lot of code</text:p>
      <text:p text:style-name="P3">Top Priority Issues out of above mentioned issues<text:tab/>Collecting and transmitting data</text:p>
      <text:p text:style-name="P3">Desired Outcome<text:tab/>Working C/Java code</text:p>
      <text:p text:style-name="P3">Solution Domain<text:tab/>Embedded / IoT</text:p>
      <text:p text:style-name="P3">Existing Solution (If Any)<text:tab/></text:p>
      <text:p text:style-name="P3">Relevant Patent References : US20190230123A1</text:p>
      <text:p text:style-name="P3">US10146593B2</text:p>
      <text:p text:style-name="P3"/>
      <text:p text:style-name="P3">Reference Links : https://patents.google.com/patent/US20190230123A1</text:p>
      <text:p text:style-name="P3">https://patents.google.com/patent/US10146593B2</text:p>
      <text:p text:style-name="P3"/>
      <text:p text:style-name="P3"/>
      <text:p text:style-name="P3"/>
      <text:p text:style-name="P3"><text:soft-page-break/></text:p>
      <text:p text:style-name="P21">OUR SOLUTION</text:p>
      <text:p text:style-name="P21"/>
      <text:p text:style-name="P22"><text:s/>Concept<text:tab/>Given below are some commands that can be used to fulfill our requirements.</text:p>
      <text:p text:style-name="P22"><text:s/>A lightweight agent (program written in C) is developed to run on Linux machines that can collect :</text:p>
      <text:p text:style-name="P22"/>
      <text:p text:style-name="P22">(1) health (S.M.A.R.T) data for hard disks (apt-get install libatasmart-dev) : <text:span text:style-name="T1">smartctl</text:span> -a /dev/sdX</text:p>
      <text:p text:style-name="P22"/>
      <text:p text:style-name="P22">(2) status and configuration of network links (identified by the MAC addresses) : sudo <text:span text:style-name="T1">ifconfig</text:span>,</text:p>
      <text:p text:style-name="P22"><text:s/><text:span text:style-name="T1">nmap</text:span></text:p>
      <text:p text:style-name="P22"/>
      <text:p text:style-name="P22">(3) network usage :</text:p>
      <text:p text:style-name="P22"><text:tab/>a. Overall bandwidth - nload, bmon, slurm, <text:span text:style-name="T1">bwm-ng</text:span>, cbm, speedometer, netload </text:p>
      <text:p text:style-name="P22"><text:tab/>b. Overall bandwidth (batch style output) - vnstat, <text:span text:style-name="T1">ifstat</text:span>, dstat, collectl </text:p>
      <text:p text:style-name="P22"><text:tab/>c. Bandwidth per socket connection - iftop, iptraf, tcptrack, <text:span text:style-name="T1">pktstat</text:span>, netwatch, trafshow </text:p>
      <text:p text:style-name="P22"><text:tab/>d. Bandwidth per process – <text:span text:style-name="T1">nethogs</text:span></text:p>
      <text:p text:style-name="P22"/>
      <text:p text:style-name="P23">(4) CPU usage : <text:span text:style-name="T1">top</text:span>, ps -aux</text:p>
      <text:p text:style-name="P23"/>
      <text:p text:style-name="P23">(5) RAM usage (also ID number of the RAM chips - see apt-get install dmidecode) : <text:span text:style-name="T1">free</text:span>,<text:span text:style-name="T1">vmstat</text:span></text:p>
      <text:p text:style-name="P23"/>
      <text:p text:style-name="P23">(6) disk activity on each disk (identified by the disks serial numbers) : IOSTAT,<text:span text:style-name="T1">IOTOP</text:span>,DSTAT,ATOP,IOPING, <text:span text:style-name="T6">fdisk -l</text:span></text:p>
      <text:p text:style-name="P23"/>
      <text:p text:style-name="P23">(7) <text:span text:style-name="T22">temperature</text:span> (apt-get install libsensors4-dev) at regular intervals : <text:span text:style-name="T1">sudo hddtemp /dev/sda</text:span></text:p>
      <text:p text:style-name="P23"/>
      <text:p text:style-name="P23">(8) upload it to a centralized collection system via an MQTT message broker (apt-get install libmosquitto-dev mosquitto | Eclipse Paho).</text:p>
      <text:p text:style-name="P23"/>
      <text:p text:style-name="P23">Integrating these commands in a c program and the json file of output is produced which is encrypted further using Asymmetric cryptography and digital signature functions RSA(Rivest-Shamir-Adleman) is used for Asymmetric cryptography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><text:soft-page-break/><text:a xlink:type="simple" xlink:href="https://www.youtube.com/watch?v=XmyaedeiWak" text:style-name="Internet_20_link" text:visited-style-name="Visited_20_Internet_20_Link">https://www.youtube.com/watch?v=XmyaedeiWak</text:a></text:p>
      <text:p text:style-name="P1"/>
      <text:p text:style-name="P1">The Proposed system</text:p>
      <text:p text:style-name="P1">Using Raspberry pi <text:span text:style-name="T7"><text:s/></text:span>and </text:p>
      <text:p text:style-name="P2"><text:span text:style-name="T1">sense hat </text:span><text:span text:style-name="T2">(Python)</text:span><text:span text:style-name="T1">: can measure </text:span></text:p>
      <text:p text:style-name="P5">1. Temperature</text:p>
      <text:p text:style-name="P5">2. Humiity</text:p>
      <text:p text:style-name="P5">3. Pressure</text:p>
      <text:p text:style-name="P5">4. Acceleration</text:p>
      <text:p text:style-name="P5">5. Magnetometer</text:p>
      <text:p text:style-name="P5">6. Gyroscope</text:p>
      <text:p text:style-name="P5"/>
      <text:p text:style-name="P6">Or</text:p>
      <text:p text:style-name="P4"><text:span text:style-name="T1">NodeMcu+ temperature sensor + firebase + Arduino </text:span><text:span text:style-name="T4">(C program)</text:span><text:span text:style-name="T3">+ web/android app</text:span></text:p>
      <text:p text:style-name="P5"/>
      <text:p text:style-name="P5"/>
      <text:p text:style-name="P7">data = getserverdate()</text:p>
      <text:p text:style-name="P7">accept=sendtoadmin(data)</text:p>
      <text:p text:style-name="P7">if (accept){</text:p>
      <text:p text:style-name="P7">generateCertificate();</text:p>
      <text:p text:style-name="P7">storeLocalCertificate();</text:p>
      <text:p text:style-name="P7">sendToConnectingDevice(certificate);</text:p>
      <text:p text:style-name="P7">}</text:p>
      <text:p text:style-name="P7">else {</text:p>
      <text:p text:style-name="P9">deny(data);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Smart IOT integrated <text:span text:style-name="T8">health monitoring data for server farms</text:span></text:p>
      <text:p text:style-name="P16"/>
      <text:p text:style-name="P16"/>
      <text:p text:style-name="P14"><text:soft-page-break/>keywords- iot, applications, <text:span text:style-name="T10">wifi, sensors, linux, c, java,python, server, authentication, database, json, certificate</text:span></text:p>
      <text:p text:style-name="P14"/>
      <text:p text:style-name="P14"/>
      <text:p text:style-name="P12"><text:s text:c="2"/>IDEA:-</text:p>
      <text:p text:style-name="P17"/>
      <text:p text:style-name="P15"/>
      <text:p text:style-name="P8"/>
      <text:p text:style-name="P7"/>
      <text:p text:style-name="P10"/>
      <text:p text:style-name="P29">An lightweight agent (program written in C) <text:span text:style-name="T11">is</text:span> developed to run on Linux machines that can collect</text:p>
      <text:p text:style-name="P26">(1) health (S.M.A.R.T) data for hard disks (apt-get install libatasmart-dev) : <text:s/><text:span text:style-name="T12">smartctl -a /dev/sdX &gt;&gt; /home/username/Documents/drive-report.txt</text:span></text:p>
      <text:p text:style-name="P26">(2) status and configuration of network links (identified by the MAC addresses) : <text:span text:style-name="T13">sudo ifconfig, </text:span><text:span text:style-name="T14">nmap</text:span></text:p>
      <text:p text:style-name="P26">(3) network usage :</text:p>
      <text:p text:style-name="P11"><text:span text:style-name="T15">a</text:span>. Overall bandwidth - nload, bmon, slurm, bwm-ng, cbm, speedometer, netload</text:p>
      <text:p text:style-name="P11"/>
      <text:p text:style-name="P11"><text:span text:style-name="T15">b</text:span>. Overall bandwidth (batch style output) - vnstat, ifstat, dstat, collectl</text:p>
      <text:p text:style-name="P11"/>
      <text:p text:style-name="P11"><text:span text:style-name="T15">c</text:span>. Bandwidth per socket connection - iftop, iptraf, tcptrack, pktstat, netwatch, trafshow</text:p>
      <text:p text:style-name="P11"/>
      <text:p text:style-name="P25"><text:span text:style-name="T16">d</text:span>. Bandwidth per process - nethogs</text:p>
      <text:p text:style-name="P26">(4) CPU usage : <text:span text:style-name="T5">top, ps -aux</text:span></text:p>
      <text:p text:style-name="P28"><text:span text:style-name="T18">(5) RAM usage (also ID number of the RAM chips - see apt-get install dmidecode) : </text:span><text:span text:style-name="T19">free,</text:span><text:span text:style-name="T17">vmstat</text:span></text:p>
      <text:p text:style-name="P26">(6) disk activity on each disk (identified by the disks serial numbers) <text:s/>: </text:p>
      <text:p text:style-name="P26">(7) temperature (apt-get install libsensors4-dev) at regular intervals : <text:span text:style-name="T1">sudo hddtemp /dev/sda</text:span></text:p>
      <text:p text:style-name="P26">(8) upload it to a centralized collection system via an MQTT message broker (apt-get install libmosquitto-dev mosquitto | Eclipse Paho).</text:p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sans-serif"/>
    <style:font-face style:name="Lohit Devanagari1" svg:font-family="'Lohit Devanagari'"/>
    <style:font-face style:name="Open Sans" svg:font-family="'Open Sans', sans-serif"/>
    <style:font-face style:name="montserrat" svg:font-family="montserrat, 'helvetica neue', sans-serif"/>
    <style:font-face style:name="Times" svg:font-family="Times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30T19:08:54.105038087</meta:creation-date>
    <dc:date>2020-01-26T15:57:58.972643369</dc:date>
    <meta:editing-duration>P1DT11H55M45S</meta:editing-duration>
    <meta:editing-cycles>31</meta:editing-cycles>
    <meta:generator>LibreOffice/6.0.7.3$Linux_X86_64 LibreOffice_project/00m0$Build-3</meta:generator>
    <meta:document-statistic meta:table-count="0" meta:image-count="0" meta:object-count="0" meta:page-count="4" meta:paragraph-count="79" meta:word-count="702" meta:character-count="4800" meta:non-whitespace-character-count="4154"/>
  </office:meta>
</office:document-meta>
</file>